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oma" officeooo:rsid="0003a5ec" officeooo:paragraph-rsid="0003a5ec"/>
    </style:style>
    <style:style style:name="P2" style:family="paragraph" style:parent-style-name="Standard">
      <style:text-properties style:font-name="Loma" officeooo:rsid="0003a5ec" officeooo:paragraph-rsid="0007b4c7"/>
    </style:style>
    <style:style style:name="P3" style:family="paragraph" style:parent-style-name="Standard">
      <style:text-properties style:font-name="Loma" officeooo:rsid="0003cbcd" officeooo:paragraph-rsid="0003cbcd"/>
    </style:style>
    <style:style style:name="P4" style:family="paragraph" style:parent-style-name="Standard">
      <style:text-properties style:font-name="Loma" officeooo:rsid="0003cbcd" officeooo:paragraph-rsid="0003a5ec"/>
    </style:style>
    <style:style style:name="P5" style:family="paragraph" style:parent-style-name="Standard">
      <style:text-properties style:font-name="Loma" officeooo:rsid="00051b29" officeooo:paragraph-rsid="00051b29"/>
    </style:style>
    <style:style style:name="P6" style:family="paragraph" style:parent-style-name="Standard" style:list-style-name="L1">
      <style:text-properties style:font-name="Loma" officeooo:rsid="00051b29" officeooo:paragraph-rsid="00051b29"/>
    </style:style>
    <style:style style:name="P7" style:family="paragraph" style:parent-style-name="Standard" style:list-style-name="L2">
      <style:text-properties style:font-name="Loma" officeooo:rsid="00051b29" officeooo:paragraph-rsid="00051b29"/>
    </style:style>
    <style:style style:name="P8" style:family="paragraph" style:parent-style-name="Standard">
      <style:text-properties style:font-name="Loma" fo:font-style="italic" officeooo:rsid="00051b29" officeooo:paragraph-rsid="00051b29" style:font-style-asian="italic" style:font-style-complex="italic"/>
    </style:style>
    <style:style style:name="P9" style:family="paragraph" style:parent-style-name="Standard">
      <style:text-properties style:font-name="Loma" fo:font-style="italic" officeooo:rsid="00051b29" officeooo:paragraph-rsid="0006a9e4" style:font-style-asian="italic" style:font-style-complex="italic"/>
    </style:style>
    <style:style style:name="P10" style:family="paragraph" style:parent-style-name="Standard">
      <style:text-properties style:font-name="Loma" fo:font-style="italic" officeooo:rsid="0006a9e4" officeooo:paragraph-rsid="0006a9e4" style:font-style-asian="italic" style:font-style-complex="italic"/>
    </style:style>
    <style:style style:name="P11" style:family="paragraph" style:parent-style-name="Standard" style:list-style-name="L3">
      <style:text-properties style:font-name="Loma" fo:font-style="normal" officeooo:rsid="00051b29" officeooo:paragraph-rsid="00051b29" style:font-style-asian="normal" style:font-style-complex="normal"/>
    </style:style>
    <style:style style:name="P12" style:family="paragraph" style:parent-style-name="Standard" style:list-style-name="L5">
      <style:text-properties style:font-name="Loma" fo:font-style="normal" officeooo:rsid="0006a9e4" officeooo:paragraph-rsid="0006a9e4" style:font-style-asian="normal" style:font-style-complex="normal"/>
    </style:style>
    <style:style style:name="P13" style:family="paragraph" style:parent-style-name="Standard" style:list-style-name="L6">
      <style:text-properties style:font-name="Loma" fo:font-style="normal" officeooo:rsid="0006a9e4" officeooo:paragraph-rsid="0006a9e4" style:font-style-asian="normal" style:font-style-complex="normal"/>
    </style:style>
    <style:style style:name="P14" style:family="paragraph" style:parent-style-name="Standard" style:list-style-name="L6">
      <style:text-properties style:font-name="Loma" fo:font-style="normal" officeooo:rsid="0007b4c7" officeooo:paragraph-rsid="0007b4c7" style:font-style-asian="normal" style:font-style-complex="normal"/>
    </style:style>
    <style:style style:name="P15" style:family="paragraph" style:parent-style-name="Standard" style:list-style-name="L4">
      <style:text-properties style:font-name="Loma" officeooo:rsid="0005bb4b" officeooo:paragraph-rsid="0005bb4b"/>
    </style:style>
    <style:style style:name="P16" style:family="paragraph" style:parent-style-name="Standard" style:list-style-name="L4">
      <style:text-properties style:font-name="Loma" officeooo:rsid="0006a9e4" officeooo:paragraph-rsid="0006a9e4"/>
    </style:style>
    <style:style style:name="P17" style:family="paragraph" style:parent-style-name="Standard">
      <style:text-properties style:font-name="Loma" officeooo:rsid="0006a9e4" officeooo:paragraph-rsid="0006a9e4"/>
    </style:style>
    <style:style style:name="P18" style:family="paragraph" style:parent-style-name="Standard">
      <style:text-properties style:font-name="Loma" officeooo:rsid="0007b4c7" officeooo:paragraph-rsid="0007b4c7"/>
    </style:style>
    <style:style style:name="P19" style:family="paragraph" style:parent-style-name="Standard" style:list-style-name="L7">
      <style:text-properties style:font-name="Loma" officeooo:rsid="0007b4c7" officeooo:paragraph-rsid="0007b4c7"/>
    </style:style>
    <style:style style:name="P20" style:family="paragraph" style:parent-style-name="Standard" style:list-style-name="L11">
      <style:text-properties style:font-name="Loma" officeooo:rsid="0007b4c7" officeooo:paragraph-rsid="0007b4c7"/>
    </style:style>
    <style:style style:name="P21" style:family="paragraph" style:parent-style-name="Standard" style:list-style-name="L12">
      <style:text-properties style:font-name="Loma" fo:font-size="16pt" officeooo:rsid="000427e8" officeooo:paragraph-rsid="000427e8" fo:background-color="#ffff00" style:font-size-asian="16pt" style:font-size-complex="16pt"/>
    </style:style>
    <style:style style:name="P22" style:family="paragraph" style:parent-style-name="Standard" style:list-style-name="L12">
      <style:text-properties style:font-name="Loma" fo:font-size="16pt" officeooo:rsid="0003a5ec" officeooo:paragraph-rsid="0003a5ec" fo:background-color="#ffff00" style:font-size-asian="16pt" style:font-size-complex="16pt"/>
    </style:style>
    <style:style style:name="P23" style:family="paragraph" style:parent-style-name="Standard" style:list-style-name="L12">
      <style:text-properties style:font-name="Loma" fo:font-size="16pt" officeooo:rsid="0007b4c7" officeooo:paragraph-rsid="0007b4c7" fo:background-color="#ffff00" style:font-size-asian="16pt" style:font-size-complex="16pt"/>
    </style:style>
    <style:style style:name="P24" style:family="paragraph" style:parent-style-name="Standard">
      <style:text-properties officeooo:paragraph-rsid="0007b4c7"/>
    </style:style>
    <style:style style:name="P25" style:family="paragraph" style:parent-style-name="Standard" style:list-style-name="L9">
      <style:text-properties officeooo:rsid="0007b4c7" officeooo:paragraph-rsid="0007b4c7"/>
    </style:style>
    <style:style style:name="P26" style:family="paragraph" style:parent-style-name="Standard">
      <style:text-properties fo:font-style="normal" officeooo:rsid="0007b4c7" officeooo:paragraph-rsid="0007b4c7" style:font-style-asian="normal" style:font-style-complex="normal"/>
    </style:style>
    <style:style style:name="P27" style:family="paragraph" style:parent-style-name="Standard" style:list-style-name="L9">
      <style:text-properties officeooo:paragraph-rsid="0007b4c7"/>
    </style:style>
    <style:style style:name="T1" style:family="text">
      <style:text-properties officeooo:rsid="0003cbcd"/>
    </style:style>
    <style:style style:name="T2" style:family="text">
      <style:text-properties officeooo:rsid="0005bb4b"/>
    </style:style>
    <style:style style:name="T3" style:family="text">
      <style:text-properties officeooo:rsid="0006a9e4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07b4c7"/>
    </style:style>
    <style:style style:name="T6" style:family="text">
      <style:text-properties style:font-name="Loma"/>
    </style:style>
    <style:style style:name="T7" style:family="text">
      <style:text-properties style:font-name="Loma" officeooo:rsid="0003a5ec"/>
    </style:style>
    <style:style style:name="T8" style:family="text">
      <style:text-properties style:font-name="Loma" officeooo:rsid="0007b4c7"/>
    </style:style>
    <style:style style:name="T9" style:family="text">
      <style:text-properties style:font-name="Loma" fo:font-style="normal" style:font-style-asian="normal" style:font-style-complex="normal"/>
    </style:style>
    <style:style style:name="T10" style:family="text">
      <style:text-properties style:font-name="Loma" fo:font-style="normal" officeooo:rsid="0005bb4b" style:font-style-asian="normal" style:font-style-complex="normal"/>
    </style:style>
    <style:style style:name="T11" style:family="text">
      <style:text-properties style:font-name="Loma" fo:font-style="normal" officeooo:rsid="0007b4c7" style:font-style-asian="normal" style:font-style-complex="normal"/>
    </style:style>
    <style:style style:name="T12" style:family="text">
      <style:text-properties style:font-name="Loma" fo:font-style="italic" officeooo:rsid="0007b4c7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206955531421218064" text:style-name="L12">
        <text:list-item>
          <text:p text:style-name="P21">Si en algun momento la maquina pide actualizar, NO ACEPTAR</text:p>
        </text:list-item>
        <text:list-item>
          <text:p text:style-name="P22">Cualquier password que te pida la maquina es: 1234</text:p>
        </text:list-item>
        <text:list-item>
          <text:p text:style-name="P23">Evite borrar clientes a menos que sea necesario.</text:p>
        </text:list-item>
      </text:list>
      <text:p text:style-name="P18"/>
      <text:p text:style-name="P18">Resumen de Cuentas</text:p>
      <text:list xml:id="list1237859441437847645" text:style-name="L7">
        <text:list-item>
          <text:p text:style-name="P19">Seleccione el criterio con el que desee filtrar los pagos. Podra ver la informacion reflejada en la pestaña Grafico o Lista</text:p>
        </text:list-item>
      </text:list>
      <text:p text:style-name="P18">Horarios</text:p>
      <text:list xml:id="list4684042223461004632" text:style-name="L11">
        <text:list-item>
          <text:p text:style-name="P20">En esta seccion se podra ver la colección de horarios asignados a todas las lecciones</text:p>
        </text:list-item>
      </text:list>
      <text:p text:style-name="P2"/>
      <text:p text:style-name="P17">Cliente paga una Actividad</text:p>
      <text:p text:style-name="P9">(<text:span text:style-name="T3">tiene que existir el cliente y la actividad a pagar</text:span>)</text:p>
      <text:list xml:id="list1952804485366100308" text:style-name="L5">
        <text:list-item>
          <text:p text:style-name="P12">ir a Clientes</text:p>
        </text:list-item>
        <text:list-item>
          <text:p text:style-name="P12">Hacer click en el icono de billete del cliente que desea realizar el pago</text:p>
        </text:list-item>
        <text:list-item>
          <text:p text:style-name="P12">Completar los campos</text:p>
        </text:list-item>
        <text:list-item>
          <text:p text:style-name="P12">Monto a pagar es el total del pago que tiene que hacer</text:p>
        </text:list-item>
        <text:list-item>
          <text:p text:style-name="P12">Monto pagado es el monto pagado en ese momento. Esto esta por si el cliente no llega a pagar la totalidad de la actividad</text:p>
        </text:list-item>
        <text:list-item>
          <text:p text:style-name="P12">Completar el pago con Realizar Pago</text:p>
          <text:p text:style-name="P12"/>
        </text:list-item>
      </text:list>
      <text:p text:style-name="P17">Detalle de pagos de Cliente</text:p>
      <text:list xml:id="list2636689772500859658" text:style-name="L6">
        <text:list-item>
          <text:p text:style-name="P13">Para ver la lista con todos los pagos que realizo un cliente hacer click en el icono (i) del cliente, y seleccionar pestaña Pagos </text:p>
        </text:list-item>
        <text:list-item>
          <text:p text:style-name="P13">Para completar algun pago que se haya adeudado, <text:span text:style-name="T5">hacer click en Completar Pago</text:span></text:p>
        </text:list-item>
        <text:list-item>
          <text:p text:style-name="P14">Si por algun motivo hubo algun error al cobrar. Para eliminar un pago realizado, hacer click en el icono de tacho sobre el pago en particular</text:p>
        </text:list-item>
      </text:list>
      <text:p text:style-name="P17"/>
      <text:p text:style-name="P1">Cliente <text:span text:style-name="T2">Agregar</text:span></text:p>
      <text:list xml:id="list8373680691448549606" text:style-name="L1">
        <text:list-item>
          <text:p text:style-name="P6">ir a Clientes</text:p>
        </text:list-item>
        <text:list-item>
          <text:p text:style-name="P6">Hacer click en Nuevo Cliente</text:p>
        </text:list-item>
        <text:list-item>
          <text:p text:style-name="P6">Llenar los campos y darle click a Crear cliente</text:p>
          <text:p text:style-name="P6"/>
        </text:list-item>
      </text:list>
      <text:p text:style-name="P3">Para agregar un Profesor</text:p>
      <text:list xml:id="list1385668322461250172" text:style-name="L2">
        <text:list-item>
          <text:p text:style-name="P7"><text:soft-page-break/>ir a Profesores</text:p>
        </text:list-item>
        <text:list-item>
          <text:p text:style-name="P7">Hacer click en Nuevo Profesor</text:p>
        </text:list-item>
        <text:list-item>
          <text:p text:style-name="P7">Llenar los campos y darle click a Crear profesor</text:p>
        </text:list-item>
      </text:list>
      <text:p text:style-name="P5"/>
      <text:p text:style-name="P1">Para crear una Actividad</text:p>
      <text:p text:style-name="P8">(para crear una actividad debe existir antes un profesor para asignarle)</text:p>
      <text:list xml:id="list2528546726264044908" text:style-name="L3">
        <text:list-item>
          <text:p text:style-name="P11">ir a Actividades</text:p>
        </text:list-item>
        <text:list-item>
          <text:p text:style-name="P11">Hacer click en Nueva Actividad</text:p>
        </text:list-item>
        <text:list-item>
          <text:p text:style-name="P11">Completar con nombre, el costo general que va a tener asociado y el profesor.</text:p>
        </text:list-item>
      </text:list>
      <text:p text:style-name="P4"/>
      <text:p text:style-name="P1">Para agregar una leccion(clase) a una activ<text:span text:style-name="T1">i</text:span>dad</text:p>
      <text:p text:style-name="P10">(una vez agregada la leccion, se podra visualizar en Horarios)</text:p>
      <text:list xml:id="list320622542618875558" text:style-name="L4">
        <text:list-item>
          <text:p text:style-name="P15">ir a Actividades</text:p>
        </text:list-item>
        <text:list-item>
          <text:p text:style-name="P15">hacer click en el icono (i) </text:p>
        </text:list-item>
        <text:list-item>
          <text:p text:style-name="P16">hacer click en Agregar Leccion</text:p>
        </text:list-item>
        <text:list-item>
          <text:p text:style-name="P16">seleccionar un dia, la hora de inicio y la hora del fin de la actividad.</text:p>
        </text:list-item>
      </text:list>
      <text:p text:style-name="P24"><text:span text:style-name="T7"/></text:p>
      <text:p text:style-name="P24"><text:span text:style-name="T7">Para </text:span><text:span text:style-name="T8">realizar un cobro de profesor</text:span></text:p>
      <text:p text:style-name="P24"><text:span text:style-name="T12">(Para guardar el cobro de un profesor, tiene que existir la actividad que desea cobrar)</text:span></text:p>
      <text:list xml:id="list2835088471209289431" text:style-name="L9">
        <text:list-item>
          <text:p text:style-name="P27"><text:span text:style-name="T10">Ir a Cobros</text:span></text:p>
        </text:list-item>
        <text:list-item>
          <text:p text:style-name="P27"><text:span text:style-name="T10">hacer click en Realizar Cobro</text:span></text:p>
        </text:list-item>
        <text:list-item>
          <text:p text:style-name="P27"><text:span text:style-name="T10">Seleccione la actividad del profesor que desea cobrar, el periodo por el cual esta cobrando, </text:span><text:span text:style-name="T11">y el monto que se le dio</text:span></text:p>
        </text:list-item>
        <text:list-item>
          <text:p text:style-name="P25"><text:span text:style-name="T11">H</text:span><text:span text:style-name="T9">acer click en Realizar Cobro</text:span></text:p>
        </text:list-item>
      </text:list>
      <text:p text:style-name="P26"><text:span text:style-name="T6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1:49:02.141085661</meta:creation-date>
    <dc:date>2018-11-17T14:34:43.601790100</dc:date>
    <meta:editing-duration>PT46M10S</meta:editing-duration>
    <meta:editing-cycles>1</meta:editing-cycles>
    <meta:document-statistic meta:table-count="0" meta:image-count="0" meta:object-count="0" meta:page-count="2" meta:paragraph-count="44" meta:word-count="421" meta:character-count="2214" meta:non-whitespace-character-count="1866"/>
    <meta:generator>LibreOffice/5.1.6.2$Linux_x86 LibreOffice_project/10m0$Build-2</meta:generator>
  </office:meta>
</office:document-meta>
</file>